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3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mark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mark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mark"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size-complex="14pt" style:language-complex="zxx" style:country-complex="none"/>
    </style:style>
    <style:style style:name="P4" style:family="paragraph" style:parent-style-name="mark" style:list-style-name="L1">
      <style:text-properties fo:language="zxx" fo:country="none" style:language-asian="zxx" style:country-asian="none" style:language-complex="zxx" style:country-complex="none"/>
    </style:style>
    <style:style style:name="P5" style:family="paragraph" style:parent-style-name="mark" style:list-style-name="L1">
      <style:paragraph-properties fo:margin-left="0.9846in" fo:margin-right="0in" fo:text-indent="-0.25in" style:auto-text-indent="false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font-variant="normal" fo:text-transform="none" fo:color="#000000" style:font-name="Times New Roman" fo:font-size="32pt" fo:letter-spacing="normal" fo:font-style="normal" fo:font-weight="bold" style:font-size-asian="32pt" style:font-weight-asian="bold" style:font-size-complex="32pt" style:font-weight-complex="bold"/>
    </style:style>
    <style:style style:name="T2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8.5 </text:span><text:span text:style-name="T3"><text:tab/></text:span></text:p>
      <text:p text:style-name="P3">Описує інфраструктуру (Framework) в якій користувачі комп'ютерної системи можуть описати вимоги, розробники можуть заявити про властивості безпеки продуктів, а експерти з безпеки визначити, чи задовольняє продукт заявам. Таким чином цей стандарт дозволяє бути впевненим, що процес опису, розробки та перевірки продукту був проведений в строгому порядку.</text:p>
      <text:p text:style-name="P3">Стандарт містить два основних види вимог безпеки: функціональні, що висуваються до функцій безпеки і реалізує їх механізмів, і вимоги довіри, які пред'являються до технології та процесу розробки та експлуатації.</text:p>
      <text:p text:style-name="P3">Вимоги та критерії формулюються у профілях захисту (ПЗ) та завданнях з безпеки (ЗБ) </text:p>
      <text:p text:style-name="P2">Структура :</text:p>
      <text:list xml:id="list13394479812" text:style-name="L1">
        <text:list-item>
          <text:p text:style-name="P4">Розділ Представлення і загальна модель – загальна концепцію й принципи оцінки безпеки ІТ і подає загальну модель оцінки, а також конструкції для: </text:p>
        </text:list-item>
        <text:list-item>
          <text:p text:style-name="P5">формування задач захисту ІТ </text:p>
        </text:list-item>
        <text:list-item>
          <text:p text:style-name="P5">вибору й визначення вимог безпеки ІТ</text:p>
        </text:list-item>
        <text:list-item>
          <text:p text:style-name="P5">опису специфікацій високого рівня для продуктів і систем. </text:p>
        </text:list-item>
        <text:list-item>
          <text:p text:style-name="P4">Розділ Вимоги до функцій безпеки – встановлює набір функціональних компонентів як стандартний шлях формулювання функціональних вимог до об’єктів оцінки</text:p>
        </text:list-item>
        <text:list-item>
          <text:p text:style-name="P4">Розділ Вимоги гарантій безпеки – включає компоненти вимог гарантій оцінки, а також рівні гарантій оцінки, які визначають ранжирування за ступенем задоволення вимог</text:p>
        </text:list-item>
        <text:list-item>
          <text:p text:style-name="P4">Розділ Визначені профілі захисту – містить приклади профілів захисту, що включають функціональні вимоги безпеки та вимоги гарантій оцінки, що були ідентифіковані у вихідних критеріях (ITSEC, CTCPEC, FC, TCSEC), а також інші профілі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3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1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="100%"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="100%"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44pt" fo:font-style="normal" fo:text-shadow="none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in" fo:margin-right="0in" fo:margin-top="0.118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34pt" fo:font-style="normal" fo:text-shadow="none" style:text-underline-style="none" fo:font-weight="normal" style:font-name-asian="Arial" style:font-size-asian="34pt" style:font-style-asian="normal" style:font-weight-asian="normal" style:font-name-complex="Arial" style:font-size-complex="34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="100%"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Lohit Hindi" fo:font-size="18pt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fo:margin="100%"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="100%"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>
      <style:paragraph-properties fo:margin="100%"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paragraph" style:parent-style-name="Title1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_7e_LT_7e_Gliederung_20_3" style:display-name="Title1~LT~Gliederung 3" style:family="paragraph" style:parent-style-name="Title1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_7e_LT_7e_Gliederung_20_4" style:display-name="Title1~LT~Gliederung 4" style:family="paragraph" style:parent-style-name="Title1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_7e_LT_7e_Gliederung_20_5" style:display-name="Title1~LT~Gliederung 5" style:family="paragraph" style:parent-style-name="Title1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="100%"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paragraph">
      <style:paragraph-properties fo:margin="100%" fo:margin-left="0in" fo:margin-right="0in" fo:margin-top="0.118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34pt" fo:font-style="normal" fo:text-shadow="none" style:text-underline-style="none" fo:font-weight="normal" style:letter-kerning="true" style:font-name-asian="Arial" style:font-size-asian="34pt" style:font-style-asian="normal" style:font-weight-asian="normal" style:font-name-complex="Arial" style:font-size-complex="34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12pt" fo:font-style="normal" fo:text-shadow="none" style:text-underline-style="none" fo:font-weight="normal" style:letter-kerning="tru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3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02</meta:generator>
    <dc:date>2015-07-10T14:36:51</dc:date>
    <dc:creator>axel </dc:creator>
    <meta:editing-duration>P0D</meta:editing-duration>
    <meta:editing-cycles>8</meta:editing-cycles>
    <meta:document-statistic meta:table-count="0" meta:image-count="0" meta:object-count="0" meta:page-count="1" meta:paragraph-count="12" meta:word-count="211" meta:character-count="1486" meta:non-whitespace-character-count="1287"/>
  </office:meta>
</office:document-meta>
</file>